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61919" officeooo:paragraph-rsid="00061919"/>
    </style:style>
    <style:style style:name="P2" style:family="paragraph" style:parent-style-name="Frame_20_contents">
      <style:text-properties officeooo:rsid="000b73a9" officeooo:paragraph-rsid="000b73a9"/>
    </style:style>
    <style:style style:name="P3" style:family="paragraph" style:parent-style-name="Frame_20_contents">
      <style:text-properties officeooo:paragraph-rsid="000b73a9"/>
    </style:style>
    <style:style style:name="P4" style:family="paragraph" style:parent-style-name="Text_20_body">
      <style:text-properties officeooo:rsid="00061919" officeooo:paragraph-rsid="00061919"/>
    </style:style>
    <style:style style:name="P5" style:family="paragraph" style:parent-style-name="Text_20_body">
      <style:text-properties officeooo:rsid="0009bd20" officeooo:paragraph-rsid="0009bd20"/>
    </style:style>
    <style:style style:name="P6" style:family="paragraph" style:parent-style-name="Text_20_body">
      <style:text-properties officeooo:paragraph-rsid="00061919"/>
    </style:style>
    <style:style style:name="P7" style:family="paragraph" style:parent-style-name="Text_20_body">
      <style:text-properties officeooo:rsid="000f644b" officeooo:paragraph-rsid="000f644b"/>
    </style:style>
    <style:style style:name="P8" style:family="paragraph" style:parent-style-name="Text_20_body">
      <style:text-properties officeooo:paragraph-rsid="000f644b"/>
    </style:style>
    <style:style style:name="P9" style:family="paragraph" style:parent-style-name="Frame_20_contents">
      <style:text-properties officeooo:paragraph-rsid="0007bf21"/>
    </style:style>
    <style:style style:name="P10" style:family="paragraph" style:parent-style-name="Frame_20_contents">
      <style:text-properties officeooo:paragraph-rsid="0009bd20"/>
    </style:style>
    <style:style style:name="P11" style:family="paragraph" style:parent-style-name="Frame_20_contents">
      <style:text-properties officeooo:paragraph-rsid="000ddf70"/>
    </style:style>
    <style:style style:name="P12" style:family="paragraph" style:parent-style-name="Heading_20_3">
      <style:text-properties officeooo:rsid="000f644b" officeooo:paragraph-rsid="000f644b"/>
    </style:style>
    <style:style style:name="P13" style:family="paragraph" style:parent-style-name="Text_20_body">
      <style:text-properties officeooo:paragraph-rsid="000f644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-color="#b2b2b2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d8ce"/>
    </style:style>
    <style:style style:name="P19" style:family="paragraph">
      <loext:graphic-properties draw:fill-color="#729fcf"/>
      <style:text-properties fo:font-size="12pt"/>
    </style:style>
    <style:style style:name="P20" style:family="paragraph">
      <loext:graphic-properties draw:fill-color="#729fcf"/>
    </style:style>
    <style:style style:name="T1" style:family="text">
      <style:text-properties officeooo:rsid="000cb4f6"/>
    </style:style>
    <style:style style:name="T2" style:family="text">
      <style:text-properties officeooo:rsid="000d5995"/>
    </style:style>
    <style:style style:name="T3" style:family="text">
      <style:text-properties officeooo:rsid="0007bf21"/>
    </style:style>
    <style:style style:name="T4" style:family="text">
      <style:text-properties officeooo:rsid="0009bd20"/>
    </style:style>
    <style:style style:name="T5" style:family="text">
      <style:text-properties officeooo:rsid="000b73a9"/>
    </style:style>
    <style:style style:name="T6" style:family="text">
      <style:text-properties officeooo:rsid="000ddf70"/>
    </style:style>
    <style:style style:name="T7" style:family="text">
      <style:text-properties officeooo:rsid="000f644b"/>
    </style:style>
    <style:style style:name="T8" style:family="text">
      <style:text-properties officeooo:rsid="0011e0fd"/>
    </style:style>
    <style:style style:name="T9" style:family="text">
      <style:text-properties officeooo:rsid="001edc3e"/>
    </style:style>
    <style:style style:name="T10" style:family="text">
      <style:text-properties officeooo:rsid="001faa4b"/>
    </style:style>
    <style:style style:name="T11" style:family="text">
      <style:text-properties officeooo:rsid="0021f3ee"/>
    </style:style>
    <style:style style:name="T12" style:family="text">
      <style:text-properties officeooo:rsid="00239895"/>
    </style:style>
    <style:style style:name="T13" style:family="text">
      <style:text-properties officeooo:rsid="00265cf3"/>
    </style:style>
    <style:style style:name="T14" style:family="text">
      <style:text-properties officeooo:rsid="002736bb"/>
    </style:style>
    <style:style style:name="T15" style:family="text">
      <style:text-properties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fill-color="#b2b2b2" draw:textarea-horizontal-align="justify" draw:textarea-vertical-align="middle" draw:auto-grow-height="false" fo:min-height="3.702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draw:fill-color="#ffd8ce" draw:textarea-horizontal-align="justify" draw:textarea-vertical-align="middle" draw:auto-grow-height="false" fo:min-height="3.366cm" fo:min-width="4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-color="#b2b2b2" draw:textarea-horizontal-align="justify" draw:textarea-vertical-align="middle" draw:auto-grow-height="false" fo:min-height="3.016cm" fo:min-width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fill-color="#729fcf" draw:textarea-horizontal-align="justify" draw:textarea-vertical-align="middle" draw:auto-grow-height="false" fo:min-height="2.78cm" fo:min-width="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-color="#b2b2b2" draw:textarea-horizontal-align="justify" draw:textarea-vertical-align="middle" draw:auto-grow-height="false" fo:min-height="2.884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 style:parent-style-name="Frame">
      <style:graphic-properties draw:fill-color="#729fcf" draw:textarea-horizontal-align="justify" draw:textarea-vertical-align="middle" draw:auto-grow-height="false" fo:min-height="3.069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ORM</text:p>
      <text:p text:style-name="P4"><text:tab/><text:tab/><text:tab/><text:tab/><text:tab/><text:tab/><text:tab/><text:tab/><text:tab/><text:tab/>-by Shivansh Srivastava.</text:p>
      <text:p text:style-name="P5"/>
      <text:h text:style-name="Heading_20_3" text:outline-level="3">Spring ORM Working - </text:h>
      <text:p text:style-name="Text_20_body"><draw:frame text:anchor-type="paragraph" draw:z-index="7" draw:name="Shape8" draw:style-name="gr5" draw:text-style-name="P15" svg:width="2.408cm" svg:height="0.489cm" svg:x="14.03cm" svg:y="0.166cm"><draw:text-box><text:p><text:span text:style-name="T15">Interface</text:span></text:p></draw:text-box></draw:frame><draw:frame text:anchor-type="paragraph" draw:z-index="13" draw:name="Shape14" draw:style-name="gr4" draw:text-style-name="P17" svg:width="2.488cm" svg:height="0.569cm" svg:x="2.124cm" svg:y="0.123cm"><draw:text-box><text:p><text:span text:style-name="T15">Interface</text:span></text:p></draw:text-box></draw:frame></text:p>
      <text:p text:style-name="P6"><draw:custom-shape text:anchor-type="paragraph" draw:z-index="0" draw:name="Shape1" draw:style-name="gr11" draw:text-style-name="P20" svg:width="3.573cm" svg:height="3.07cm" svg:x="1.304cm" svg:y="-0.115cm"><text:p text:style-name="P9"><text:span text:style-name="T3"><text:s text:c="5"/>ProductDao</text:span></text:p><draw:enhanced-geometry svg:viewBox="0 0 21600 21600" draw:type="rectangle" draw:enhanced-path="M 0 0 L 21600 0 21600 21600 0 21600 0 0 Z N"/></draw:custom-shape><draw:frame text:anchor-type="paragraph" draw:z-index="1" draw:name="Shape2" draw:style-name="gr10" draw:text-style-name="P15" svg:width="1.059cm" svg:height="0.503cm" svg:x="2.759cm" svg:y="3.034cm"><draw:text-box><text:p><text:span text:style-name="T15">Dao</text:span></text:p></draw:text-box></draw:frame><draw:custom-shape text:anchor-type="paragraph" draw:z-index="2" draw:name="Shape3" draw:style-name="gr9" draw:text-style-name="P16" svg:width="3.917cm" svg:height="2.885cm" svg:x="6.595cm" svg:y="-0.035cm"><text:p text:style-name="P10"><text:span text:style-name="T4"><text:s text:c="2"/>HibernateTemplate</text:span></text:p><draw:enhanced-geometry svg:viewBox="0 0 21600 21600" draw:type="rectangle" draw:enhanced-path="M 0 0 L 21600 0 21600 21600 0 21600 0 0 Z N"/></draw:custom-shape><draw:line text:anchor-type="paragraph" draw:z-index="3" draw:name="Shape4" draw:style-name="gr1" draw:text-style-name="P14" svg:x1="4.875cm" svg:y1="1.367cm" svg:x2="6.595cm" svg:y2="1.367cm"><text:p/></draw:line><draw:line text:anchor-type="paragraph" draw:z-index="4" draw:name="Shape5" draw:style-name="gr1" draw:text-style-name="P14" svg:x1="10.511cm" svg:y1="1.393cm" svg:x2="13.316cm" svg:y2="1.367cm"><text:p/></draw:line><draw:custom-shape text:anchor-type="paragraph" draw:z-index="5" draw:name="Shape6" draw:style-name="gr8" draw:text-style-name="P19" svg:width="3.257cm" svg:height="2.781cm" svg:x="13.263cm" svg:y="-0.035cm"><text:p text:style-name="P10"><text:span text:style-name="T4"><text:s text:c="2"/>SessionFactory</text:span>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16" svg:width="4.975cm" svg:height="3.017cm" svg:x="12.019cm" svg:y="4.912cm"><text:p text:style-name="P10"><text:span text:style-name="T4"><text:s/>LocalSessionFactoryBean</text:span></text:p><draw:enhanced-geometry svg:viewBox="0 0 21600 21600" draw:type="rectangle" draw:enhanced-path="M 0 0 L 21600 0 21600 21600 0 21600 0 0 Z N"/></draw:custom-shape><draw:line text:anchor-type="paragraph" draw:z-index="8" draw:name="Shape9" draw:style-name="gr1" draw:text-style-name="P14" svg:x1="14.824cm" svg:y1="4.913cm" svg:x2="14.824cm" svg:y2="2.745cm"><text:p/></draw:line><draw:frame text:anchor-type="paragraph" draw:z-index="9" draw:name="Shape10" draw:style-name="gr5" draw:text-style-name="P17" svg:width="2.805cm" svg:height="0.489cm" svg:x="14.956cm" svg:y="3.567cm"><draw:text-box><text:p>implements</text:p></draw:text-box></draw:frame><draw:line text:anchor-type="paragraph" draw:z-index="10" draw:name="Shape11" draw:style-name="gr1" draw:text-style-name="P14" svg:x1="14.665cm" svg:y1="7.929cm" svg:x2="14.665cm" svg:y2="9.636cm"><text:p/></draw:line><draw:custom-shape text:anchor-type="paragraph" draw:z-index="11" draw:name="Shape12" draw:style-name="gr6" draw:text-style-name="P18" svg:width="4.737cm" svg:height="3.73cm" svg:x="12.601cm" svg:y="9.634cm"><text:p text:style-name="P2"><text:span text:style-name="T2">1. </text:span>dataSource<text:span text:style-name="T1">(url, username, password)</text:span></text:p><text:p text:style-name="P2"/><text:p text:style-name="P2"><text:span text:style-name="T2">2. </text:span>HibernateProperties</text:p><text:p text:style-name="P2"/><text:p text:style-name="P3"><text:span text:style-name="T2">3. </text:span><text:span text:style-name="T5">Annotated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Shape13" draw:style-name="gr5" draw:text-style-name="P17" svg:width="1.271cm" svg:height="0.489cm" svg:x="14.85cm" svg:y="8.421cm"><draw:text-box><text:p>uses</text:p></draw:text-box></draw:frame><draw:custom-shape text:anchor-type="paragraph" draw:z-index="14" draw:name="Shape15" draw:style-name="gr3" draw:text-style-name="P16" svg:width="4.102cm" svg:height="3.703cm" svg:x="3.103cm" svg:y="5.114cm"><text:p text:style-name="P11"><text:span text:style-name="T6"><text:s text:c="8"/>Product Dao <text:s text:c="7"/>Implementation Class</text:span></text:p><draw:enhanced-geometry svg:viewBox="0 0 21600 21600" draw:type="rectangle" draw:enhanced-path="M 0 0 L 21600 0 21600 21600 0 21600 0 0 Z N"/></draw:custom-shape><draw:frame text:anchor-type="paragraph" draw:z-index="15" draw:name="Shape16" draw:style-name="gr2" draw:text-style-name="P15" svg:width="3.784cm" svg:height="0.53cm" svg:x="3.764cm" svg:y="8.844cm"><draw:text-box><text:p><text:span text:style-name="T15">ProductDaoImpl</text:span></text:p></draw:text-box></draw:frame><draw:line text:anchor-type="paragraph" draw:z-index="16" draw:name="Shape17" draw:style-name="gr1" draw:text-style-name="P14" svg:x1="4.346cm" svg:y1="5.112cm" svg:x2="3.949cm" svg:y2="2.953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h text:style-name="P12" text:outline-level="3">Working steps:</text:h>
      <text:p text:style-name="P8">* <text:span text:style-name="T7">First of all we will have to create bean of Dao class which will require hibernateTemplate </text:span><text:span text:style-name="T8">property.</text:span></text:p>
      <text:p text:style-name="P8">* <text:span text:style-name="T8">For hibernateTemplate property we will have to create bean of HibernateTemplate class.</text:span></text:p>
      <text:p text:style-name="P8">* <text:span text:style-name="T9">hibernateTemplate bean will require sessionFactory property so we require sessionFactory object. </text:span></text:p>
      <text:p text:style-name="P8">* <text:span text:style-name="T10">We can not make object of sessionFactory because it is interface so we will have to create object of a class which implements sessionFactory i.e. LocalSessionFatoryBean class.</text:span></text:p>
      <text:p text:style-name="P8">* <text:span text:style-name="T10">So now we create bean of LocalSessionFactoryBean.</text:span></text:p>
      <text:p text:style-name="P8"><text:soft-page-break/>* <text:span text:style-name="T11">Now LocalSessionFactoryBean will have three properties to get – dataSource, hibernateProperties, annotatedClass.</text:span></text:p>
      <text:p text:style-name="P8">* <text:span text:style-name="T11">For dataSource we will have to create bean of DrivaerManagerDataSource class </text:span><text:span text:style-name="T14">and set properties – driveClassName, url, username, password.</text:span></text:p>
      <text:p text:style-name="P8">* <text:span text:style-name="T12">For hibernateProperties we have to give three properties under props tag – hibernate.dialect, hibernate.show_sql, hibernate.hbm2ddl.auto.</text:span></text:p>
      <text:p text:style-name="P8">* <text:span text:style-name="T13">For annotatedClass we will give list of al the annotatedClass in the &lt;list&gt; t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5:03:40.261971893</meta:creation-date>
    <dc:date>2021-05-20T12:05:03.804857546</dc:date>
    <meta:editing-duration>PT1H25M3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167" meta:character-count="1269" meta:non-whitespace-character-count="1083"/>
  </office:meta>
</office:document-meta>
</file>